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84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5983b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84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5983b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28" office:value-type="string" calcext:value-type="string" table:number-columns-spanned="10" table:number-rows-spanned="1">
            <text:p>PACIENTES</text:p>
          </table:table-cell>
          <table:covered-table-cell table:number-columns-repeated="9"/>
          <table:table-cell table:style-name="Default"/>
          <table:table-cell table:style-name="ce39"/>
          <table:table-cell table:style-name="ce40" office:value-type="string" calcext:value-type="string" table:number-columns-spanned="3" table:number-rows-spanned="1">
            <text:p>DETALLES_CONSULTA_MEDICAMENT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Apellidop</text:p>
          </table:table-cell>
          <table:table-cell table:style-name="ce29" office:value-type="string" calcext:value-type="string">
            <text:p>ApellidoM</text:p>
          </table:table-cell>
          <table:table-cell table:style-name="ce29" office:value-type="string" calcext:value-type="string">
            <text:p>Sexo</text:p>
          </table:table-cell>
          <table:table-cell table:style-name="ce29" office:value-type="string" calcext:value-type="string">
            <text:p>Edad</text:p>
          </table:table-cell>
          <table:table-cell table:style-name="ce29" office:value-type="string" calcext:value-type="string">
            <text:p>Telefono</text:p>
          </table:table-cell>
          <table:table-cell table:style-name="ce29" office:value-type="string" calcext:value-type="string">
            <text:p>Calle</text:p>
          </table:table-cell>
          <table:table-cell table:style-name="ce29" office:value-type="string" calcext:value-type="string">
            <text:p>Numero</text:p>
          </table:table-cell>
          <table:table-cell table:style-name="ce29" office:value-type="string" calcext:value-type="string">
            <text:p>Ciudad</text:p>
          </table:table-cell>
          <table:table-cell table:style-name="Default" table:number-columns-repeated="2"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IDC</text:p>
          </table:table-cell>
          <table:table-cell table:style-name="ce29" office:value-type="string" calcext:value-type="string">
            <text:p>IDM</text:p>
          </table:table-cell>
          <table:table-cell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Mateo</text:p>
          </table:table-cell>
          <table:table-cell table:style-name="ce30" office:value-type="string" calcext:value-type="string">
            <text:p>Benitez</text:p>
          </table:table-cell>
          <table:table-cell table:style-name="ce30" office:value-type="string" calcext:value-type="string">
            <text:p>Juan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329352305" calcext:value-type="float">
            <text:p>8329352305</text:p>
          </table:table-cell>
          <table:table-cell table:style-name="ce30" office:value-type="string" calcext:value-type="string">
            <text:p>Agustin lara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Josefina</text:p>
          </table:table-cell>
          <table:table-cell table:style-name="ce30" office:value-type="string" calcext:value-type="string">
            <text:p>Enriquez</text:p>
          </table:table-cell>
          <table:table-cell table:style-name="ce30" office:value-type="string" calcext:value-type="string">
            <text:p>Peña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598896726" calcext:value-type="float">
            <text:p>6598896726</text:p>
          </table:table-cell>
          <table:table-cell table:style-name="ce30" office:value-type="string" calcext:value-type="string">
            <text:p><text:s text:c="2"/>Av. Independencia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gustina</text:p>
          </table:table-cell>
          <table:table-cell table:style-name="ce30" office:value-type="string" calcext:value-type="string">
            <text:p>Carrera</text:p>
          </table:table-cell>
          <table:table-cell table:style-name="ce30" office:value-type="string" calcext:value-type="string">
            <text:p>Negrete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6967504549" calcext:value-type="float">
            <text:p>6967504549</text:p>
          </table:table-cell>
          <table:table-cell table:style-name="ce30" office:value-type="string" calcext:value-type="string">
            <text:p><text:s text:c="2"/>Av. Independencia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Victoria Eugenia</text:p>
          </table:table-cell>
          <table:table-cell table:style-name="ce30" office:value-type="string" calcext:value-type="string">
            <text:p>Cuevas</text:p>
          </table:table-cell>
          <table:table-cell table:style-name="ce30" office:value-type="string" calcext:value-type="string">
            <text:p>Jimenez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7809804335" calcext:value-type="float">
            <text:p>7809804335</text:p>
          </table:table-cell>
          <table:table-cell table:style-name="ce30" office:value-type="string" calcext:value-type="string">
            <text:p>Av. 20 de noviembre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Camilo</text:p>
          </table:table-cell>
          <table:table-cell table:style-name="ce30" office:value-type="string" calcext:value-type="string">
            <text:p>Mora</text:p>
          </table:table-cell>
          <table:table-cell table:style-name="ce30" office:value-type="string" calcext:value-type="string">
            <text:p>Muñoz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923131823" calcext:value-type="float">
            <text:p>6923131823</text:p>
          </table:table-cell>
          <table:table-cell table:style-name="ce30" office:value-type="string" calcext:value-type="string">
            <text:p>Carretera a loma alta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Tuxtepec</text:p>
          </table:table-cell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4"/>
          <table:table-cell table:style-name="ce28" office:value-type="string" calcext:value-type="string" table:number-columns-spanned="4" table:number-rows-spanned="1">
            <text:p>CONSULTAS</text:p>
          </table:table-cell>
          <table:covered-table-cell table:number-columns-repeated="3"/>
          <table:table-cell table:number-columns-repeated="3"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IDP</text:p>
          </table:table-cell>
          <table:table-cell table:style-name="ce29" office:value-type="string" calcext:value-type="string">
            <text:p>IDM</text:p>
          </table:table-cell>
          <table:table-cell table:style-name="ce29" office:value-type="string" calcext:value-type="string">
            <text:p>Fecha</text:p>
          </table:table-cell>
          <table:table-cell table:number-columns-repeated="3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table:number-columns-repeated="3" table:style-name="ce30" office:value-type="float" office:value="1" calcext:value-type="float">
            <text:p>1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4"/>
          <table:table-cell table:number-columns-repeated="3" table:style-name="ce30" office:value-type="float" office:value="2" calcext:value-type="float">
            <text:p>2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4"/>
          <table:table-cell table:number-columns-repeated="3" table:style-name="ce30" office:value-type="float" office:value="3" calcext:value-type="float">
            <text:p>3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0" office:value-type="float" office:value="4" calcext:value-type="float">
            <text:p>4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0" office:value-type="float" office:value="5" calcext:value-type="float">
            <text:p>5</text:p>
          </table:table-cell>
          <table:table-cell table:style-name="ce35" office:value-type="date" office:date-value="2021-04-09" calcext:value-type="date">
            <text:p>2021-04-09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 table:number-rows-repeated="3">
          <table:table-cell table:number-columns-repeated="11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28" office:value-type="string" calcext:value-type="string" table:number-columns-spanned="7" table:number-rows-spanned="1">
            <text:p>MEDICOS</text:p>
          </table:table-cell>
          <table:covered-table-cell table:number-columns-repeated="6"/>
          <table:table-cell table:number-columns-repeated="2"/>
          <table:table-cell table:style-name="ce38" office:value-type="string" calcext:value-type="string" table:number-columns-spanned="3" table:number-rows-spanned="1">
            <text:p>MEDICAMENTOS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Apellidop</text:p>
          </table:table-cell>
          <table:table-cell table:style-name="ce29" office:value-type="string" calcext:value-type="string">
            <text:p>ApellidoM</text:p>
          </table:table-cell>
          <table:table-cell table:style-name="ce29" office:value-type="string" calcext:value-type="string">
            <text:p>Sexo</text:p>
          </table:table-cell>
          <table:table-cell table:style-name="ce29" office:value-type="string" calcext:value-type="string">
            <text:p>Edad</text:p>
          </table:table-cell>
          <table:table-cell table:style-name="ce29" office:value-type="string" calcext:value-type="string">
            <text:p>Telefono</text:p>
          </table:table-cell>
          <table:table-cell table:style-name="ce36"/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bre</text:p>
          </table:table-cell>
          <table:table-cell table:style-name="ce41" office:value-type="string" calcext:value-type="string">
            <text:p>I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Rosalia</text:p>
          </table:table-cell>
          <table:table-cell table:style-name="ce30" office:value-type="string" calcext:value-type="string">
            <text:p>Trujillo</text:p>
          </table:table-cell>
          <table:table-cell table:style-name="ce30" office:value-type="string" calcext:value-type="string">
            <text:p>Hernandez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8942603494" calcext:value-type="float">
            <text:p>8942603494</text:p>
          </table:table-cell>
          <table:table-cell table:style-name="ce37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ármacos Inotrópic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Martha Patricia</text:p>
          </table:table-cell>
          <table:table-cell table:style-name="ce30" office:value-type="string" calcext:value-type="string">
            <text:p>Xuconostli</text:p>
          </table:table-cell>
          <table:table-cell table:style-name="ce30" office:value-type="string" calcext:value-type="string">
            <text:p>Palma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7984329988" calcext:value-type="float">
            <text:p>7984329988</text:p>
          </table:table-cell>
          <table:table-cell table:style-name="ce37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ármacos Lusitrópic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lberto</text:p>
          </table:table-cell>
          <table:table-cell table:style-name="ce30" office:value-type="string" calcext:value-type="string">
            <text:p>Limon</text:p>
          </table:table-cell>
          <table:table-cell table:style-name="ce30" office:value-type="string" calcext:value-type="string">
            <text:p>Mendoza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656710078" calcext:value-type="float">
            <text:p>6656710078</text:p>
          </table:table-cell>
          <table:table-cell table:style-name="ce37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ármacos Lusitrópic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Jose luis</text:p>
          </table:table-cell>
          <table:table-cell table:style-name="ce30" office:value-type="string" calcext:value-type="string">
            <text:p>Perez</text:p>
          </table:table-cell>
          <table:table-cell table:style-name="ce30" office:value-type="string" calcext:value-type="string">
            <text:p>Gonzalez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780222030" calcext:value-type="float">
            <text:p>8780222030</text:p>
          </table:table-cell>
          <table:table-cell table:style-name="ce37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ármacos presor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Oscar</text:p>
          </table:table-cell>
          <table:table-cell table:style-name="ce30" office:value-type="string" calcext:value-type="string">
            <text:p>Arreola</text:p>
          </table:table-cell>
          <table:table-cell table:style-name="ce30" office:value-type="string" calcext:value-type="string">
            <text:p>Peregrina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7476706847" calcext:value-type="float">
            <text:p>7476706847</text:p>
          </table:table-cell>
          <table:table-cell table:style-name="ce37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ptopri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Minoxidi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Hidralacin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3" table:number-rows-spanned="1">
            <text:p>ESPECIALIDADES_MEDICOS</text:p>
          </table:table-cell>
          <table:covered-table-cell table:number-columns-repeated="2"/>
          <table:table-cell/>
          <table:table-cell table:style-name="ce31" office:value-type="string" calcext:value-type="string" table:number-columns-spanned="2" table:number-rows-spanned="1">
            <text:p>ESPECIALIDADES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spironolacton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ID_M</text:p>
          </table:table-cell>
          <table:table-cell table:style-name="ce32" office:value-type="string" calcext:value-type="string">
            <text:p>ID_E</text:p>
          </table:table-cell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Especialida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opanol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ardiologí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urosemid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2" calcext:value-type="float">
            <text:p>2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Pediatrí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lfa-dornas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3" calcext:value-type="float">
            <text:p>3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Neumologí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mbrox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4" calcext:value-type="float">
            <text:p>4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triologí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minofilin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table:style-name="ce33" office:value-type="float" office:value="5" calcext:value-type="float">
            <text:p>5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siquiatrí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enzonatat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4" table:number-columns-repeated="3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Beracta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string" calcext:value-type="string">
            <text:p>Budesonid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string" calcext:value-type="string">
            <text:p>Tiamina (B1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string" calcext:value-type="string">
            <text:p>Riboflavina (B2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string" calcext:value-type="string">
            <text:p>Niacina (B3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string" calcext:value-type="string">
            <text:p>Piridoxina (B6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string" calcext:value-type="string">
            <text:p>Cianocobalamina (B12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string" calcext:value-type="string">
            <text:p>Clorpromazin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string" calcext:value-type="string">
            <text:p>Flufenazin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string" calcext:value-type="string">
            <text:p>Haloperid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22:43:21.5268284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0:52:39.331439392</meta:creation-date>
    <dc:date>2021-04-10T18:22:13.877456585</dc:date>
    <meta:editing-duration>PT1H2M38S</meta:editing-duration>
    <meta:editing-cycles>6</meta:editing-cycles>
    <meta:generator>LibreOffice/6.4.6.2$Linux_X86_64 LibreOffice_project/40$Build-2</meta:generator>
    <meta:document-statistic meta:table-count="1" meta:cell-count="274" meta:object-count="0"/>
  </office:meta>
</office:document-meta>
</file>